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style>
    <style:style style:name="P4" style:parent-style-name="Standard" style:list-style-name="LFO1" style:family="paragraph">
      <style:text-properties fo:font-weight="bold" style:font-weight-asian="bold" style:font-weight-complex="bold"/>
    </style:style>
    <style:style style:name="P5" style:parent-style-name="Standard" style:family="paragraph">
      <style:paragraph-properties fo:margin-left="0.4923in">
        <style:tab-stops/>
      </style:paragraph-properties>
    </style:style>
    <style:style style:name="P6" style:parent-style-name="Standard" style:list-style-name="LFO1" style:family="paragraph"/>
    <style:style style:name="T7" style:parent-style-name="Fonteparág.padrão" style:family="text">
      <style:text-properties fo:font-weight="bold" style:font-weight-asian="bold" style:font-weight-complex="bold"/>
    </style:style>
    <style:style style:name="P8" style:parent-style-name="Standard" style:list-style-name="LFO1" style:family="paragraph">
      <style:text-properties fo:font-weight="bold" style:font-weight-asian="bold" style:font-weight-complex="bold"/>
    </style:style>
    <style:style style:name="P9" style:parent-style-name="Standard" style:family="paragraph">
      <style:paragraph-properties fo:margin-left="0.4923in">
        <style:tab-stops/>
      </style:paragraph-properties>
    </style:style>
    <style:style style:name="P10" style:parent-style-name="Standard" style:list-style-name="LFO1" style:family="paragraph">
      <style:text-properties fo:font-weight="bold" style:font-weight-asian="bold" style:font-weight-complex="bold"/>
    </style:style>
    <style:style style:name="P11" style:parent-style-name="Standard" style:family="paragraph">
      <style:paragraph-properties fo:margin-left="0.4923in">
        <style:tab-stops/>
      </style:paragraph-properties>
    </style:style>
    <style:style style:name="P12" style:parent-style-name="Standard" style:list-style-name="LFO1" style:family="paragraph">
      <style:text-properties fo:font-weight="bold" style:font-weight-asian="bold" style:font-weight-complex="bold"/>
    </style:style>
    <style:style style:name="P13" style:parent-style-name="Standard" style:family="paragraph">
      <style:paragraph-properties fo:margin-left="0.4923in">
        <style:tab-stops/>
      </style:paragraph-properties>
    </style:style>
    <style:style style:name="P14" style:parent-style-name="Standard" style:list-style-name="LFO1" style:family="paragraph"/>
    <style:style style:name="T15" style:parent-style-name="Fonteparág.padrão" style:family="text">
      <style:text-properties fo:font-weight="bold" style:font-weight-asian="bold" style:font-weight-complex="bold"/>
    </style:style>
    <style:style style:name="T16" style:parent-style-name="Fonteparág.padrão" style:family="text">
      <style:text-properties fo:font-weight="bold" style:font-weight-asian="bold" style:font-weight-complex="bold"/>
    </style:style>
    <style:style style:name="P17" style:parent-style-name="Standard" style:list-style-name="LFO1" style:family="paragraph"/>
    <style:style style:name="T18" style:parent-style-name="Fonteparág.padrão" style:family="text">
      <style:text-properties fo:font-weight="bold" style:font-weight-asian="bold" style:font-weight-complex="bold"/>
    </style:style>
    <style:style style:name="P19" style:parent-style-name="Standard" style:family="paragraph">
      <style:paragraph-properties fo:margin-left="0.5in">
        <style:tab-stops/>
      </style:paragraph-properties>
    </style:style>
    <style:style style:name="P20" style:parent-style-name="Standard" style:family="paragraph">
      <style:paragraph-properties fo:text-align="center"/>
      <style:text-properties fo:font-weight="bold" style:font-weight-asian="bold" style:font-weight-complex="bold"/>
    </style:style>
    <style:style style:name="P21" style:parent-style-name="Standard" style:family="paragraph">
      <style:paragraph-properties fo:text-align="center"/>
      <style:text-properties fo:font-weight="bold" style:font-weight-asian="bold" style:font-weight-complex="bold"/>
    </style:style>
    <style:style style:name="P22" style:parent-style-name="Standard" style:family="paragraph">
      <style:paragraph-properties fo:margin-left="0.25in">
        <style:tab-stops/>
      </style:paragraph-properties>
    </style:style>
    <style:style style:name="T23" style:parent-style-name="Fonteparág.padrão" style:family="text">
      <style:text-properties fo:font-weight="bold" style:font-weight-asian="bold" style:font-weight-complex="bold"/>
    </style:style>
    <style:style style:name="T24" style:parent-style-name="Fonteparág.padrão" style:family="text">
      <style:text-properties fo:font-weight="bold" style:font-weight-asian="bold" style:font-weight-complex="bold"/>
    </style:style>
    <style:style style:name="P25" style:parent-style-name="Standard" style:list-style-name="LFO1" style:family="paragraph">
      <style:text-properties fo:font-weight="bold" style:font-weight-asian="bold" style:font-weight-complex="bold"/>
    </style:style>
    <style:style style:name="P26" style:parent-style-name="Standard" style:family="paragraph">
      <style:paragraph-properties fo:margin-left="0.4895in">
        <style:tab-stops/>
      </style:paragraph-properties>
    </style:style>
    <style:style style:name="P27" style:parent-style-name="Standard" style:list-style-name="LFO1" style:family="paragraph">
      <style:text-properties fo:font-weight="bold" style:font-weight-asian="bold" style:font-weight-complex="bold"/>
    </style:style>
    <style:style style:name="P28" style:parent-style-name="Standard" style:family="paragraph">
      <style:paragraph-properties fo:margin-left="0.4923in">
        <style:tab-stops/>
      </style:paragraph-properties>
    </style:style>
    <style:style style:name="P29" style:parent-style-name="Standard" style:list-style-name="LFO1" style:family="paragraph">
      <style:text-properties fo:font-weight="bold" style:font-weight-asian="bold" style:font-weight-complex="bold"/>
    </style:style>
    <style:style style:name="P30" style:parent-style-name="Standard" style:family="paragraph">
      <style:paragraph-properties fo:margin-left="0.4923in">
        <style:tab-stops/>
      </style:paragraph-properties>
    </style:style>
    <style:style style:name="P31" style:parent-style-name="Standard" style:list-style-name="LFO1" style:family="paragraph">
      <style:text-properties fo:font-weight="bold" style:font-weight-asian="bold" style:font-weight-complex="bold"/>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list-style-name="LFO3" style:family="paragraph"/>
    <style:style style:name="T35" style:parent-style-name="Fonteparág.padrão" style:family="text">
      <style:text-properties fo:font-weight="bold" style:font-weight-asian="bold" style:font-weight-complex="bold"/>
    </style:style>
    <style:style style:name="P36" style:parent-style-name="Standard" style:list-style-name="LFO3" style:family="paragraph"/>
    <style:style style:name="T37" style:parent-style-name="Fonteparág.padrão" style:family="text">
      <style:text-properties fo:font-weight="bold" style:font-weight-asian="bold" style:font-weight-complex="bold"/>
    </style:style>
    <style:style style:name="P38" style:parent-style-name="Standard" style:list-style-name="LFO3" style:family="paragraph"/>
    <style:style style:name="T39" style:parent-style-name="Fonteparág.padrão" style:family="text">
      <style:text-properties fo:font-weight="bold" style:font-weight-asian="bold" style:font-weight-complex="bold"/>
    </style:style>
    <style:style style:name="P40" style:parent-style-name="Standard" style:list-style-name="LFO3" style:family="paragraph">
      <style:text-properties fo:font-weight="bold" style:font-weight-asian="bold" style:font-weight-complex="bold"/>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list-style-name="LFO3"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list-style-name="LFO3" style:family="paragraph"/>
    <style:style style:name="T46" style:parent-style-name="Fonteparág.padrão" style:family="text">
      <style:text-properties fo:font-weight="bold" style:font-weight-asian="bold" style:font-weight-complex="bold"/>
    </style:style>
    <style:style style:name="P47" style:parent-style-name="Standard" style:list-style-name="LFO3" style:family="paragraph"/>
    <style:style style:name="T48" style:parent-style-name="Fonteparág.padrão" style:family="text">
      <style:text-properties fo:font-weight="bold" style:font-weight-asian="bold" style:font-weight-complex="bold"/>
    </style:style>
    <style:style style:name="T49" style:parent-style-name="Fonteparág.padrão" style:family="text">
      <style:text-properties fo:font-weight="bold" style:font-weight-asian="bold" style:font-weight-complex="bold"/>
    </style:style>
    <style:style style:name="P50" style:parent-style-name="Standard" style:list-style-name="LFO3" style:family="paragraph"/>
    <style:style style:name="T51" style:parent-style-name="Fonteparág.padrão" style:family="text">
      <style:text-properties fo:font-weight="bold" style:font-weight-asian="bold" style:font-weight-complex="bold"/>
    </style:style>
    <style:style style:name="T52" style:parent-style-name="Fonteparág.padrão" style:family="text">
      <style:text-properties fo:font-weight="bold" style:font-weight-asian="bold" style:font-weight-complex="bold"/>
    </style:style>
    <style:style style:name="T53" style:parent-style-name="Fonteparág.padrão" style:family="text">
      <style:text-properties fo:font-weight="bold" style:font-weight-asian="bold" style:font-weight-complex="bold"/>
    </style:style>
    <style:style style:name="T54" style:parent-style-name="Fonteparág.padrão" style:family="text">
      <style:text-properties fo:font-weight="bold" style:font-weight-asian="bold" style:font-weight-complex="bold"/>
    </style:style>
    <style:style style:name="P55" style:parent-style-name="Standard" style:list-style-name="LFO3" style:family="paragraph">
      <style:text-properties fo:font-weight="bold" style:font-weight-asian="bold" style:font-weight-complex="bold"/>
    </style:style>
    <style:style style:name="T56" style:parent-style-name="Fonteparág.padrão" style:family="text">
      <style:text-properties fo:font-weight="bold" style:font-weight-asian="bold" style:font-weight-complex="bold"/>
    </style:style>
    <style:style style:name="T57" style:parent-style-name="Fonteparág.padrão" style:family="text">
      <style:text-properties fo:font-weight="bold" style:font-weight-asian="bold" style:font-weight-complex="bold"/>
    </style:style>
    <style:style style:name="T58" style:parent-style-name="Fonteparág.padrão" style:family="text">
      <style:text-properties fo:font-weight="bold" style:font-weight-asian="bold" style:font-weight-complex="bold"/>
    </style:style>
    <style:style style:name="T59" style:parent-style-name="Fonteparág.padrão" style:family="text">
      <style:text-properties fo:font-weight="bold" style:font-weight-asian="bold" style:font-weight-complex="bold"/>
    </style:style>
    <style:style style:name="T60" style:parent-style-name="Fonteparág.padrão" style:family="text">
      <style:text-properties fo:font-weight="bold" style:font-weight-asian="bold" style:font-weight-complex="bold"/>
    </style:style>
    <style:style style:name="T61" style:parent-style-name="Fonteparág.padrão" style:family="text">
      <style:text-properties fo:font-weight="bold" style:font-weight-asian="bold" style:font-weight-complex="bold"/>
    </style:style>
  </office:automatic-styles>
  <office:body>
    <office:text text:use-soft-page-breaks="true">
      <text:p text:style-name="P1">Perguntas Frequentes (FAQs) são uma maneira comum de fornecer respostas a dúvidas comuns que os usuários podem ter sobre um produto, serviço, site ou tópico. Aqui estão alguns exemplos de diferentes tipos de FAQs.</text:p>
      <text:p text:style-name="Standard"/>
      <text:p text:style-name="P2">FAQs de Produto ou serviço:</text:p>
      <text:p text:style-name="P3"/>
      <text:list text:style-name="LFO1" text:continue-numbering="true">
        <text:list-item>
          <text:p text:style-name="P4">Qual é o principal propósito da BatheWellness?</text:p>
        </text:list-item>
      </text:list>
      <text:p text:style-name="P5">Somos uma empresa que se preocupa com a beleza e o bem estar dos nossos clientes, por isso fornecemos uma linha especial de produtos de banho e higiene como:<text:s/>sabonetes,<text:s/>cremes hidratantes, loções pós banho, sais para banho. Shampoos especiais e diversos outros produtos para você cuidar da sua higiene e da sua beleza.</text:p>
      <text:list text:style-name="LFO1" text:continue-numbering="true">
        <text:list-item>
          <text:p text:style-name="P6"><text:span text:style-name="T7">Como funciona o nosso serviço?</text:span><text:line-break/>Nós temos Lojas Online e Físicas onde você consegue encontrar nossos melhores produtos.<text:line-break/>Nas lojas online você irá encontrar serviços de assinatura,<text:s/>onde poderá conseguir descontos e programas Insider dos melhores produtos de banho e higiene.</text:p>
        </text:list-item>
        <text:list-item>
          <text:p text:style-name="P8">Quais são os principais recursos dos nossos produtos?</text:p>
        </text:list-item>
      </text:list>
      <text:p text:style-name="P9">Temos compravadamente o maior índice de satisfação de cliente através de pesquisas e estudos. Todos os nossos<text:s/>produtos são cuidadosamente testados e com 100% de qualidade.</text:p>
      <text:list text:style-name="LFO1" text:continue-numbering="true">
        <text:list-item>
          <text:p text:style-name="P10">Existe um período de teste gratuito?</text:p>
        </text:list-item>
      </text:list>
      <text:p text:style-name="P11">Em alguns planos você irá encontrar períodos de teste onde poderá testar produtos novos.<text:line-break/>Sempre que adquirir um produto novo, você poderá pedir uma amostra de um produto à sua escolha da nossa loja e se tiver interesse no mesmo, nós ainda podemos te garantir um bom desconto.</text:p>
      <text:list text:style-name="LFO1" text:continue-numbering="true">
        <text:list-item>
          <text:p text:style-name="P12">Qual é a estrutura de preço para os nossos produtos?</text:p>
        </text:list-item>
      </text:list>
      <text:p text:style-name="P13">Nossos produtos variam, em diferentes tipos de categorias e linhas. Mas podemos garantir que temos o melhor preço, qualidade e custo x benefício de todo o mercado.</text:p>
      <text:list text:style-name="LFO1" text:continue-numbering="true">
        <text:list-item>
          <text:p text:style-name="P14"><text:span text:style-name="T15">Como faço para cancelar minha assinatura?</text:span><text:span text:style-name="T16"><text:line-break/></text:span>Não há motivos para o mesmo, podemos congelar sua assinatura por um período de tempo caso haja necessidade e você continuará recebendo nossos produtos.<text:line-break/>Mas caso você realmente precise, poderá optar pelo cancelamento em qualquer uma de nossas plataformas digitais e até mesmo em lojas físicas.</text:p>
        </text:list-item>
        <text:list-item>
          <text:p text:style-name="P17"><text:span text:style-name="T18">Nós oferecemos reembolso?</text:span><text:line-break/>Nossa política de reembolso é garantida por lei. E caso não esteja satisfeito com nossos produtos ou serviços devolvemos seu dinheiro com cashback. :)</text:p>
        </text:list-item>
      </text:list>
      <text:p text:style-name="P19"/>
      <text:p text:style-name="P20">FAQs Gerais:</text:p>
      <text:p text:style-name="P21"/>
      <text:p text:style-name="P22"><text:span text:style-name="T23">Como posso entrar em contato com o suporte ao cliente?</text:span><text:span text:style-name="T24"><text:line-break/></text:span>Ficaremos sempre gratos em atender pessoalmente nossos clientes. Seja através das Lojas Físicas, E-mail, SAC, ou através do nosso site através do nosso Live Chat onde poderá conversar com um atendente direto da sua casa sem precisar aguardar respostas por e-mail. Se você comprou algo em uma loja física você também poderá nos contatar através do instagram ou whatsapp da loja em questão. No nosso site você encontrará facilmente no rodapé uma lista com todas as nossas lojas.</text:p>
      <text:list text:style-name="LFO1" text:continue-numbering="true">
        <text:list-item>
          <text:p text:style-name="P25">Qual é a missão ou visão da empresa?</text:p>
        </text:list-item>
      </text:list>
      <text:p text:style-name="P26">Levar para todos os nossos clientes a melhor experiência de beleza, para que você se sinta sempre a melhor e mais bonita do mundo.</text:p>
      <text:list text:style-name="LFO1" text:continue-numbering="true">
        <text:list-item>
          <text:p text:style-name="P27">Possuímos Loja física?</text:p>
        </text:list-item>
      </text:list>
      <text:p text:style-name="P28">Mas é claro, possuímos diversas lojas físicas espalhadas pelo estado do Rio de Janeiro. Você poderá encontrá-las facilmente através do nosso site, instagram ou com uma rápida pesquisa pela BatheWellness no google. Fácil<text:s/>né?</text:p>
      <text:list text:style-name="LFO1" text:continue-numbering="true">
        <text:list-item>
          <text:p text:style-name="P29">Posso colaborar com a empresa?</text:p>
        </text:list-item>
      </text:list>
      <text:soft-page-break/>
      <text:p text:style-name="P30">Absolutamente sim,<text:s/>temos programas de incentivo onde você conseguirá colaborar conosco no desenvolvimento de novos produtos. E quem sabe trabalhar direto conosco.</text:p>
      <text:list text:style-name="LFO1" text:continue-numbering="true">
        <text:list-item>
          <text:p text:style-name="P31">Como posse me manter atualizado com as últimas notícias e anúncios?</text:p>
        </text:list-item>
      </text:list>
      <text:p text:style-name="P32">Essa é fácil,<text:s/>nos sigas nas nossas Redes Sociais @BatheWellness em todos os canais e assine a nossa NewsLetter através do site para ficar por dentro de todas as nossas novidades.</text:p>
      <text:p text:style-name="P33">E é claro esteja sempre ligado no nosso site pois as primeiras promoções e produtos sempre aparecerão primeiro por lá.</text:p>
      <text:p text:style-name="Standard"/>
      <text:p text:style-name="Standard">Lembre-se de que FAQs eficazes devem ser claras, concisas e organizadas de maneira que ajude os usuários a encontrarem rapidamente as informações que estão buscando. Também é uma boa prática manter suas FAQs atualizadas à medida que seu produto/serviço ou negócio evolui ao longo do tempo</text:p>
      <text:p text:style-name="Standard"/>
      <text:p text:style-name="Standard">Aqui estão alguns exemplos de perguntas que poderiam fazer parte de um FAQ de solução de problemas para uma loja online especializada em produtos de banho:</text:p>
      <text:p text:style-name="Standard"/>
      <text:list text:style-name="LFO3" text:continue-numbering="true">
        <text:list-item>
          <text:p text:style-name="P34"><text:span text:style-name="T35">Problemas com Pagamento:</text:span><text:line-break/>Como posso resolver problemas relacionados ao pagamento durante o checkout?<text:line-break/>O que devo fazer se minha transação foi recusada ou não processada?<text:line-break/>Quais métodos de pagamento são aceitos em nossa loja?</text:p>
        </text:list-item>
        <text:list-item>
          <text:p text:style-name="P36"><text:span text:style-name="T37">Problemas de entrega:</text:span><text:line-break/>Meu pedido ainda não chegou. O que devo fazer?<text:line-break/>Como posso rastrear meu pedido após o envio?<text:line-break/>E se minha encomenda chegou danificada?</text:p>
        </text:list-item>
        <text:list-item>
          <text:p text:style-name="P38"><text:span text:style-name="T39">Compatibilidade de Produtos:</text:span><text:line-break/>O produto que comprei não se encaixa no meu banheiro. O que devo fazer?<text:line-break/>Como posso ter certeza de que os produtos que estou comprando são compatíveis com o meu tipo de pele?</text:p>
        </text:list-item>
        <text:list-item>
          <text:p text:style-name="P40">Problemas de qualidade:</text:p>
        </text:list-item>
      </text:list>
      <text:p text:style-name="P41">Recebi um produto com defeito. Como posso solicitar uma troca ou reembolso?</text:p>
      <text:p text:style-name="P42">E se o produto<text:s/>não atender às minhas expectativas de qualidade?</text:p>
      <text:list text:style-name="LFO3" text:continue-numbering="true">
        <text:list-item>
          <text:p text:style-name="P43">Perguntas sobre Uso:</text:p>
        </text:list-item>
      </text:list>
      <text:p text:style-name="P44">Como devo usar corretamente os produtos de banho para obter os melhores resultados?</text:p>
      <text:p text:style-name="Standard">Escolha o produto certo para o seu tipo de pele. Se você tem pele seca, procure um sabonete hidratante ou uma loção hidratante. Se você tem pele oleosa, procure um sabonete antibacteriano ou um gel de banho.</text:p>
      <text:p text:style-name="Standard">Use a quantidade certa de produto. Não use muito sabonete, pois isso pode ressecar a pele. Use uma pequena quantidade de loção pós banho ou creme hidratante para manter a pele hidratada.</text:p>
      <text:p text:style-name="Standard">Lave a pele suavemente. Não esfregue a pele com força, pois isso pode irritar a pele.</text:p>
      <text:p text:style-name="Standard">Enxágue bem a pele. Deixe a pele secar naturalmente ou use uma toalha macia para secá-la.</text:p>
      <text:list text:style-name="LFO3" text:continue-numbering="true">
        <text:list-item>
          <text:p text:style-name="P45"><text:span text:style-name="T46">Vocês fornecem instruções detalhadas de uso para cada produto?</text:span><text:line-break/>BatheWellness fornece instruções detalhadas de uso para cada produto em nosso site. Essas instruções incluem informações sobre como aplicar o produto, quais áreas do corpo devem ser tratadas e quaisquer outros cuidados especiais que você precisa tomar.<text:line-break/>Você também deverá encontrar estas informações no rótulo de cada produto.</text:p>
        </text:list-item>
      </text:list>
      <text:p text:style-name="Standard"/>
      <text:p text:style-name="Standard">Aqui estão alguns exemplos de instruções de uso para alguns de nossos produtos:</text:p>
      <text:p text:style-name="Standard"/>
      <text:p text:style-name="Standard">Sabonete líquido hidratante: Aplicar uma pequena quantidade de sabonete nas mãos e esfregar até formar espuma. Massagear suavemente a espuma no corpo e enxaguar bem.</text:p>
      <text:p text:style-name="Standard">Loção pós banho hidratante: Aplicar uma camada generosa de loção no corpo após o banho. Massagear suavemente até que a loção seja absorvida.</text:p>
      <text:soft-page-break/>
      <text:p text:style-name="Standard">Creme hidratante para rosto: Aplicar uma pequena quantidade de creme no rosto após a limpeza. Massagear suavemente até que o creme seja absorvido.­</text:p>
      <text:list text:style-name="LFO3" text:continue-numbering="true">
        <text:list-item>
          <text:p text:style-name="P47"><text:span text:style-name="T48">Questões de Alergia ou Sensibilidade</text:span><text:line-break/><text:span text:style-name="T49">Tive uma reação alérgica a um dos produtos. O que devo fazer?</text:span><text:line-break/></text:p>
        </text:list-item>
      </text:list>
      <text:p text:style-name="Standard">Sentimos<text:s/>muito em saber que você teve uma reação alérgica a um de nossos produtos. Se você tiver uma reação alérgica a um produto, é importante parar de usá-lo imediatamente e procurar atendimento médico. Os sintomas de uma reação alérgica podem variar de leves a graves e podem incluir:</text:p>
      <text:p text:style-name="Standard"/>
      <text:p text:style-name="Standard">Coceira</text:p>
      <text:p text:style-name="Standard">Vermelhidão</text:p>
      <text:p text:style-name="Standard">Inchaço</text:p>
      <text:p text:style-name="Standard">Erupção cutânea</text:p>
      <text:p text:style-name="Standard">Dificuldade para respirar</text:p>
      <text:p text:style-name="Standard">Tontura</text:p>
      <text:p text:style-name="Standard"/>
      <text:p text:style-name="Standard">Se você apresentar qualquer um desses sintomas, procure atendimento médico imediatamente.</text:p>
      <text:list text:style-name="LFO3" text:continue-numbering="true">
        <text:list-item>
          <text:p text:style-name="P50"><text:span text:style-name="T51">Como posso saber se os produtos são adequados para minha pele sensível?</text:span><text:line-break/></text:p>
        </text:list-item>
      </text:list>
      <text:p text:style-name="Standard">Aqui estão algumas dicas para ajudar você a saber se os produtos são adequados para sua pele sensível:</text:p>
      <text:p text:style-name="Standard"/>
      <text:p text:style-name="Standard">Leia o rótulo do produto cuidadosamente. Os ingredientes listados no rótulo podem ajudá-lo a identificar possíveis alérgenos.</text:p>
      <text:p text:style-name="Standard">Faça um teste de remendo antes de usar um novo produto. Para fazer um teste de remendo, aplique uma pequena quantidade do produto na parte interna do braço ou na parte de trás da orelha. Deixe o produto por 24 horas. Se você não tiver nenhuma reação alérgica, o produto é seguro para usar.</text:p>
      <text:p text:style-name="Standard">Comece com uma pequena quantidade de produto. Se você não tiver nenhuma reação alérgica, você pode aumentar gradualmente a quantidade de produto que usa.</text:p>
      <text:p text:style-name="Standard">BatheWellness oferece uma variedade de produtos formulados para peles sensíveis. Esses produtos são formulados com ingredientes suaves e naturais que são menos propensos a causar alergias.</text:p>
      <text:p text:style-name="Standard"/>
      <text:p text:style-name="Standard">Aqui estão alguns dos ingredientes que você pode procurar em produtos formulados para peles sensíveis:</text:p>
      <text:p text:style-name="Standard"/>
      <text:p text:style-name="Standard">Aloe vera</text:p>
      <text:p text:style-name="Standard">Óleo de amêndoas</text:p>
      <text:p text:style-name="Standard">Óleo de coco</text:p>
      <text:p text:style-name="Standard">Óleo de argan</text:p>
      <text:p text:style-name="Standard">Calêndula</text:p>
      <text:p text:style-name="Standard">Camomila</text:p>
      <text:p text:style-name="Standard">Se você tiver pele sensível, é importante consultar um dermatologista antes de usar qualquer produto novo. Um dermatologista pode ajudá-lo a escolher os produtos certos para sua pele e a desenvolver um regime de cuidados com a pele que seja seguro e eficaz.</text:p>
      <text:p text:style-name="Standard"/>
      <text:p text:style-name="Standard"><text:span text:style-name="T52">Qual é a política de devolujção da loja? Como posso devolver um produto indesejado?</text:span><text:span text:style-name="T53"><text:line-break/></text:span><text:span text:style-name="T54">Há algum prazo para solicitar a devolução de um produto?</text:span></text:p>
      <text:p text:style-name="Standard">A política de devolução da BatheWellness é simples e fácil de entender. Você pode devolver qualquer produto comprado em nossa loja dentro de 7 dias da data de compra. Para devolver um produto, basta seguir estas etapas:</text:p>
      <text:p text:style-name="Standard"/>
      <text:soft-page-break/>
      <text:p text:style-name="Standard">Entre em contato com a BatheWellness para solicitar uma autorização de devolução. Você pode fazer isso por telefone, e-mail ou chat online.</text:p>
      <text:p text:style-name="Standard">Embale o produto em sua embalagem original e inclua a nota fiscal.</text:p>
      <text:p text:style-name="Standard">Envie o produto para o endereço fornecido pela BatheWellness.</text:p>
      <text:p text:style-name="Standard">Assim que recebermos o produto, emitiremos um reembolso do valor total do produto. O reembolso será feito na forma de crédito da loja, que você poderá usar para comprar novos produtos em nossa loja.</text:p>
      <text:p text:style-name="Standard"/>
      <text:p text:style-name="Standard">Não há nenhuma taxa para devolver um produto à BatheWellness.</text:p>
      <text:p text:style-name="Standard"/>
      <text:p text:style-name="Standard">Aqui estão algumas coisas importantes a lembrar sobre nossa política de devolução:</text:p>
      <text:p text:style-name="Standard"/>
      <text:p text:style-name="Standard">Você só pode devolver produtos que não foram usados ou abertos.</text:p>
      <text:p text:style-name="Standard">Você deve enviar o produto de volta em sua embalagem original.</text:p>
      <text:p text:style-name="Standard">Você deve incluir a nota fiscal com o produto.</text:p>
      <text:p text:style-name="Standard">Se você tiver alguma dúvida sobre nossa política de devolução, não hesite em entrar em contato conosco.</text:p>
      <text:p text:style-name="Standard"/>
      <text:list text:style-name="LFO3" text:continue-numbering="true">
        <text:list-item>
          <text:p text:style-name="P55">Estou tendo problemas para acessar o site. O que devo verificar ou fazer para resolver isso?</text:p>
        </text:list-item>
      </text:list>
      <text:p text:style-name="Standard"><text:tab/><text:tab/></text:p>
      <text:p text:style-name="Standard">Sinto muito em saber que você está tendo problemas para acessar o site. Aqui estão algumas coisas que você pode verificar ou fazer para tentar resolver o problema:</text:p>
      <text:p text:style-name="Standard"/>
      <text:p text:style-name="Standard">Verifique sua conexão com a internet. Certifique-se de que você está conectado à internet e que sua conexão é estável. Você pode tentar reiniciar seu roteador ou modem para ver se isso ajuda.</text:p>
      <text:p text:style-name="Standard">Verifique se o site está fora do ar. Se o site estiver fora do ar, você não poderá acessá-lo até que ele seja restaurado. Você pode verificar o status do site nas redes sociais ou em nosso site.</text:p>
      <text:p text:style-name="Standard">Tente acessar o site em um navegador diferente. Se você estiver tendo problemas para acessar o site em um navegador, tente usar um navegador diferente.</text:p>
      <text:p text:style-name="Standard">Tente limpar o cache e os cookies do seu navegador. O cache e os cookies podem causar problemas com o carregamento de sites. Você pode limpar o cache e os cookies do seu navegador nas configurações do seu navegador.</text:p>
      <text:p text:style-name="Standard">Tente acessar o site de um dispositivo diferente. Se você estiver tendo problemas para acessar o site em um dispositivo, tente usar um dispositivo diferente.</text:p>
      <text:p text:style-name="Standard">Se você tiver verificado todas essas coisas e ainda estiver tendo problemas para acessar o site, entre em contato conosco pelo chat online ou pelo e-mail. Podemos ajudá-lo a solucionar o problema.<text:line-break/><text:line-break/><text:tab/><text:span text:style-name="T56">Como posso solucionar problemas de lentidão ou falhas no site?</text:span></text:p>
      <text:p text:style-name="Standard">Aqui estão algumas dicas para solucionar problemas de lentidão ou falhas no site:</text:p>
      <text:p text:style-name="Standard"/>
      <text:p text:style-name="Standard">Verifique a velocidade da sua conexão com a internet. Se sua conexão com a internet for lenta, o site pode carregar lentamente ou não carregar. Você pode verificar a velocidade da sua conexão com a internet usando um teste de velocidade da internet.</text:p>
      <text:p text:style-name="Standard">Verifique se outros sites estão carregando normalmente. Se outros sites estiverem carregando normalmente, o problema pode estar relacionado ao site específico que você está tentando acessar.</text:p>
      <text:p text:style-name="Standard">Tente acessar o site em um horário diferente. Se o site estiver lento ou com falhas, pode ser devido ao tráfego pesado. Tente acessar o site em um horário diferente, quando o tráfego for menor.</text:p>
      <text:p text:style-name="Standard">Tente limpar o cache e os cookies do seu navegador. O cache e os cookies podem causar problemas com o carregamento de sites. Você pode limpar o cache e os cookies do seu navegador nas configurações do seu navegador.</text:p>
      <text:soft-page-break/>
      <text:p text:style-name="Standard">Tente acessar o site de um dispositivo diferente. Se você estiver tendo problemas para acessar o site em um dispositivo, tente usar um dispositivo diferente.</text:p>
      <text:p text:style-name="Standard">Se você tiver verificado todas essas coisas e ainda estiver tendo problemas de lentidão ou falhas no site, entre em contato conosco pelo chat online ou pelo e-mail. Podemos ajudá-lo a solucionar o problema.</text:p>
      <text:p text:style-name="Standard"><text:tab/><text:span text:style-name="T57">Como posso aplicar um código de desconto durante o checkout?</text:span><text:line-break/>Para aplicar um código de desconto durante o checkout, basta seguir estas etapas:</text:p>
      <text:p text:style-name="Standard"/>
      <text:p text:style-name="Standard">Adicione os produtos que deseja comprar ao seu carrinho de compras.</text:p>
      <text:p text:style-name="Standard">Clique em "Checkout".</text:p>
      <text:p text:style-name="Standard">Na página de checkout, você verá uma caixa para inserir o código de desconto.</text:p>
      <text:p text:style-name="Standard">Insira o código de desconto e clique em "Aplicar".</text:p>
      <text:p text:style-name="Standard">O valor do desconto será aplicado ao seu pedido e o total será atualizado.<text:line-break/><text:tab/><text:span text:style-name="T58">E se eu esquecer de aplicar o código de desconto durante o checkout?</text:span><text:line-break/>Se você esquecer de aplicar o código de desconto durante o checkout, você pode entrar em contato conosco pelo chat online ou pelo e-mail e solicitar o reembolso do valor do desconto.</text:p>
      <text:p text:style-name="Standard"/>
      <text:p text:style-name="Standard">Aqui estão alguns detalhes adicionais sobre como aplicar um código de desconto durante o checkout:</text:p>
      <text:p text:style-name="Standard"/>
      <text:p text:style-name="Standard">O código de desconto deve ser inserido exatamente como está escrito.</text:p>
      <text:p text:style-name="Standard">Alguns códigos de desconto podem ter restrições, como um valor mínimo de compra ou uma data de validade.</text:p>
      <text:p text:style-name="Standard">Se o código de desconto for inválido ou não aplicável ao seu pedido, você receberá uma mensagem de erro.</text:p>
      <text:p text:style-name="Standard">Se você tiver alguma dúvida sobre como aplicar um código de desconto, não hesite em entrar em contato conosco.</text:p>
      <text:p text:style-name="Standard">C<text:span text:style-name="T59">omo posso entrar em contato com o atendimento ao cliente para resolver um problema específico?</text:span></text:p>
      <text:p text:style-name="Standard"><text:span text:style-name="T60"><text:line-break/></text:span>A melhor maneira de entrar em contato com o atendimento ao cliente da BatheWellness é por chat online. Nossos agentes de atendimento ao cliente estão disponíveis em horário comercial, nos dias úteis da semana para ajudá-lo com qualquer problema que você possa ter.</text:p>
      <text:p text:style-name="Standard"/>
      <text:p text:style-name="Standard">Você também pode entrar em contato conosco por telefone ou e-mail, mas nosso atendimento ao cliente por chat online é geralmente o mais rápido e eficiente.</text:p>
      <text:p text:style-name="Standard"/>
      <text:p text:style-name="Standard">Para entrar em contato com o atendimento ao cliente por chat online, basta clicar no ícone de chat na parte inferior da tela do nosso site. Você será conectado a um agente de atendimento ao cliente que poderá ajudá-lo com seu problema.</text:p>
      <text:p text:style-name="Standard"><text:line-break/><text:tab/><text:span text:style-name="T61">Qual é a melhor maneira de obter ajuda se não encontrar uma solução aqui?</text:span></text:p>
      <text:p text:style-name="Standard">Se você não encontrar uma solução para seu problema aqui, você pode entrar em contato com o atendimento ao cliente da BatheWellness por telefone ou e-mail. Nossos números de telefone e endereço de e-mail estão disponíveis em nosso site.</text:p>
      <text:p text:style-name="Standard"/>
      <text:p text:style-name="Standard">Aqui está uma lista de informações que você deve ter à mão ao entrar em contato com o atendimento ao cliente:</text:p>
      <text:p text:style-name="Standard"/>
      <text:p text:style-name="Standard">Seu nome e endereço de e-mail</text:p>
      <text:p text:style-name="Standard">Número do seu pedido (se aplicável)</text:p>
      <text:p text:style-name="Standard">Uma descrição do seu problema</text:p>
      <text:soft-page-break/>
      <text:p text:style-name="Standard">Quanto mais informações você puder fornecer, mais fácil será para nossos agentes de atendimento ao cliente ajudá-lo.</text:p>
      <text:p text:style-name="Standard"/>
      <text:p text:style-name="Standard">Agradecemos sua preferência pela BatheWellness.<text:line-break/></text:p>
      <text:p text:style-name="Standard">Lembre-se de que as perguntas devem ser específicas e abordar problemas comuns que os clientes possam enfrentar ao comprar produtos em sua loja online. Certifique-se de fornecer respostas claras e detalhadas para cada pergunta.<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imbus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s Felipe</meta:initial-creator>
    <dc:creator>Luis Felipe</dc:creator>
    <meta:creation-date>2023-08-26T08:06:00Z</meta:creation-date>
    <dc:date>2023-08-26T08:06:00Z</dc:date>
    <meta:template xlink:href="Normal" xlink:type="simple"/>
    <meta:editing-cycles>2</meta:editing-cycles>
    <meta:editing-duration>PT60S</meta:editing-duration>
    <meta:document-statistic meta:page-count="6" meta:paragraph-count="30" meta:word-count="2382" meta:character-count="15217" meta:row-count="107" meta:non-whitespace-character-count="12865"/>
  </office:meta>
</office:document-meta>
</file>